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B00000DB5113707BD.jpg" manifest:media-type="image/jpeg"/>
  <manifest:file-entry manifest:full-path="Pictures/10000000000008C1000001D4596C702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1" style:family="table" style:master-page-name="MP0">
      <style:table-properties style:width="7.2069in" fo:margin-left="-0.1292in" fo:margin-top="0in" fo:margin-bottom="0in" style:page-number="auto" table:align="left"/>
    </style:style>
    <style:style style:name="Table1.A" style:family="table-column">
      <style:table-column-properties style:column-width="1.1174in"/>
    </style:style>
    <style:style style:name="Table1.B" style:family="table-column">
      <style:table-column-properties style:column-width="0.3125in"/>
    </style:style>
    <style:style style:name="Table1.C" style:family="table-column">
      <style:table-column-properties style:column-width="0.7194in"/>
    </style:style>
    <style:style style:name="Table1.D" style:family="table-column">
      <style:table-column-properties style:column-width="0.5306in"/>
    </style:style>
    <style:style style:name="Table1.E" style:family="table-column">
      <style:table-column-properties style:column-width="0.1896in"/>
    </style:style>
    <style:style style:name="Table1.F" style:family="table-column">
      <style:table-column-properties style:column-width="0.7479in"/>
    </style:style>
    <style:style style:name="Table1.G" style:family="table-column">
      <style:table-column-properties style:column-width="0.1139in"/>
    </style:style>
    <style:style style:name="Table1.H" style:family="table-column">
      <style:table-column-properties style:column-width="0.1132in"/>
    </style:style>
    <style:style style:name="Table1.I" style:family="table-column">
      <style:table-column-properties style:column-width="0.5778in"/>
    </style:style>
    <style:style style:name="Table1.J" style:family="table-column">
      <style:table-column-properties style:column-width="0.0285in"/>
    </style:style>
    <style:style style:name="Table1.K" style:family="table-column">
      <style:table-column-properties style:column-width="0.8715in"/>
    </style:style>
    <style:style style:name="Table1.L" style:family="table-column">
      <style:table-column-properties style:column-width="0.4924in"/>
    </style:style>
    <style:style style:name="Table1.M" style:family="table-column">
      <style:table-column-properties style:column-width="0.7097in"/>
    </style:style>
    <style:style style:name="Table1.N" style:family="table-column">
      <style:table-column-properties style:column-width="0.6826in"/>
    </style:style>
    <style:style style:name="Table1.1" style:family="table-row">
      <style:table-row-properties style:min-row-height="0.1875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L1" style:family="table-cell">
      <style:table-cell-properties style:vertical-align="middle" fo:padding-left="0.0069in" fo:padding-right="0.0069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2361in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L2" style:family="table-cell">
      <style:table-cell-properties style:vertical-align="middle" fo:padding-left="0.0069in" fo:padding-right="0.0069in" fo:padding-top="0in" fo:padding-bottom="0in" fo:border-left="0.5pt solid #000000" fo:border-right="none" fo:border-top="none" fo:border-bottom="0.5pt solid #000000" style:writing-mode="lr-tb"/>
    </style:style>
    <style:style style:name="Table1.N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1.3" style:family="table-row">
      <style:table-row-properties style:row-height="0.1in" style:use-optimal-row-height="false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4" style:family="table-row">
      <style:table-row-properties style:min-row-height="0.4722in" style:use-optimal-row-height="false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0.1965in"/>
    </style:style>
    <style:style style:name="Table1.A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8" style:family="table-row">
      <style:table-row-properties style:min-row-height="0.1965in" fo:background-color="transparent" fo:keep-together="auto">
        <style:background-image/>
      </style:table-row-properties>
    </style:style>
    <style:style style:name="Table1.A8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9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11" style:family="table-row">
      <style:table-row-properties style:min-row-height="0.1868in" style:use-optimal-row-height="false"/>
    </style:style>
    <style:style style:name="Table1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808080" style:writing-mode="lr-tb"/>
    </style:style>
    <style:style style:name="Table1.F1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none" fo:border-bottom="0.5pt solid #808080" style:writing-mode="lr-tb"/>
    </style:style>
    <style:style style:name="Table1.A1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1.F1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1.A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1.F13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1.14" style:family="table-row">
      <style:table-row-properties style:min-row-height="0.1014in"/>
    </style:style>
    <style:style style:name="Table1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1.F1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1.15" style:family="table-row">
      <style:table-row-properties style:row-height="0.3in" style:use-optimal-row-height="false"/>
    </style:style>
    <style:style style:name="Table1.A15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16" style:family="table-row">
      <style:table-row-properties style:min-row-height="0.2847in" style:use-optimal-row-height="false"/>
    </style:style>
    <style:style style:name="Table1.A16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M16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17" style:family="table-row">
      <style:table-row-properties style:min-row-height="0.25in" style:use-optimal-row-height="false"/>
    </style:style>
    <style:style style:name="Table1.A17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000000" fo:border-bottom="0.5pt solid #808080" style:writing-mode="lr-tb">
        <style:background-image/>
      </style:table-cell-properties>
    </style:style>
    <style:style style:name="Table1.C17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000000" fo:border-bottom="0.5pt solid #808080" style:writing-mode="lr-tb">
        <style:background-image/>
      </style:table-cell-properties>
    </style:style>
    <style:style style:name="Table1.M17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000000" fo:border-bottom="0.5pt solid #808080" style:writing-mode="lr-tb">
        <style:background-image/>
      </style:table-cell-properties>
    </style:style>
    <style:style style:name="Table1.18" style:family="table-row">
      <style:table-row-properties style:min-row-height="0.25in" style:use-optimal-row-height="false"/>
    </style:style>
    <style:style style:name="Table1.A18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C18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1.19" style:family="table-row">
      <style:table-row-properties style:min-row-height="0.25in" style:use-optimal-row-height="false"/>
    </style:style>
    <style:style style:name="Table1.A19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1.C19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1.M19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808080" style:writing-mode="lr-tb">
        <style:background-image/>
      </style:table-cell-properties>
    </style:style>
    <style:style style:name="Table1.20" style:family="table-row">
      <style:table-row-properties style:min-row-height="0.25in" style:use-optimal-row-height="false"/>
    </style:style>
    <style:style style:name="Table1.A20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C20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1.21" style:family="table-row">
      <style:table-row-properties style:min-row-height="0.25in" style:use-optimal-row-height="false"/>
    </style:style>
    <style:style style:name="Table1.22" style:family="table-row">
      <style:table-row-properties style:min-row-height="0.25in" style:use-optimal-row-height="false"/>
    </style:style>
    <style:style style:name="Table1.23" style:family="table-row">
      <style:table-row-properties style:min-row-height="0.25in" style:use-optimal-row-height="false"/>
    </style:style>
    <style:style style:name="Table1.A23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1.24" style:family="table-row">
      <style:table-row-properties style:min-row-height="0.25in" style:use-optimal-row-height="false"/>
    </style:style>
    <style:style style:name="Table1.25" style:family="table-row">
      <style:table-row-properties style:min-row-height="0.25in" style:use-optimal-row-height="false"/>
    </style:style>
    <style:style style:name="Table1.26" style:family="table-row">
      <style:table-row-properties style:min-row-height="0.25in" style:use-optimal-row-height="false"/>
    </style:style>
    <style:style style:name="Table1.27" style:family="table-row">
      <style:table-row-properties style:min-row-height="0.25in" style:use-optimal-row-height="false"/>
    </style:style>
    <style:style style:name="Table1.A27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000000" style:writing-mode="lr-tb">
        <style:background-image/>
      </style:table-cell-properties>
    </style:style>
    <style:style style:name="Table1.C27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000000" style:writing-mode="lr-tb">
        <style:background-image/>
      </style:table-cell-properties>
    </style:style>
    <style:style style:name="Table1.M27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000000" style:writing-mode="lr-tb">
        <style:background-image/>
      </style:table-cell-properties>
    </style:style>
    <style:style style:name="Table1.28" style:family="table-row">
      <style:table-row-properties style:min-row-height="0.2681in" style:use-optimal-row-height="false"/>
    </style:style>
    <style:style style:name="Table1.C28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000000" style:writing-mode="lr-tb">
        <style:background-image/>
      </style:table-cell-properties>
    </style:style>
    <style:style style:name="Table1.M28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000000" style:writing-mode="lr-tb">
        <style:background-image/>
      </style:table-cell-properties>
    </style:style>
    <style:style style:name="Table1.29" style:family="table-row">
      <style:table-row-properties style:row-height="0.3in" style:use-optimal-row-height="false"/>
    </style:style>
    <style:style style:name="Table1.A29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30" style:family="table-row">
      <style:table-row-properties style:min-row-height="0.2in" fo:keep-together="always" style:use-optimal-row-height="false"/>
    </style:style>
    <style:style style:name="Table1.31" style:family="table-row">
      <style:table-row-properties style:min-row-height="0.2in" fo:keep-together="always" style:use-optimal-row-height="false"/>
    </style:style>
    <style:style style:name="Table1.A3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3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3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2" style:family="table-row">
      <style:table-row-properties style:min-row-height="0.2875in" style:use-optimal-row-height="false"/>
    </style:style>
    <style:style style:name="Table1.A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3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3" style:family="table-cell">
      <style:table-cell-properties style:vertical-align="middle" fo:padding-left="0.075in" fo:padding-right="0.075in" fo:padding-top="0in" fo:padding-bottom="0in" fo:border-left="none" fo:border-right="none" fo:border-top="0.05pt solid #000000" fo:border-bottom="none" style:writing-mode="lr-tb"/>
    </style:style>
    <style:style style:name="Table1.34" style:family="table-row">
      <style:table-row-properties style:min-row-height="0.2in"/>
    </style:style>
    <style:style style:name="Table1.A3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35" style:family="table-row">
      <style:table-row-properties style:min-row-height="0.2in"/>
    </style:style>
    <style:style style:name="Table1.A3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36" style:family="table-row">
      <style:table-row-properties style:min-row-height="0.2in"/>
    </style:style>
    <style:style style:name="Table1.A36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37" style:family="table-row">
      <style:table-row-properties style:row-height="0.3in"/>
    </style:style>
    <style:style style:name="Table1.A3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38" style:family="table-row">
      <style:table-row-properties style:min-row-height="0.2097in"/>
    </style:style>
    <style:style style:name="Table1.A38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D38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H38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officeooo:rsid="0063465f" style:font-size-asian="9pt" style:font-size-complex="9pt"/>
    </style:style>
    <style:style style:name="P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rial" fo:font-size="5pt" style:font-name-asian="Arial" style:font-size-asian="5pt" style:font-name-complex="Arial" style:font-size-complex="5pt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8pt" fo:font-weight="bold" officeooo:rsid="00106d72" officeooo:paragraph-rsid="00585305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2.3126in"/>
        </style:tab-stops>
      </style:paragraph-properties>
      <style:text-properties officeooo:paragraph-rsid="0052c219"/>
    </style:style>
    <style:style style:name="P13" style:family="paragraph" style:parent-style-name="Standard">
      <style:paragraph-properties fo:text-align="start" style:justify-single-word="false">
        <style:tab-stops>
          <style:tab-stop style:position="2.3126in"/>
        </style:tab-stops>
      </style:paragraph-properties>
      <style:text-properties officeooo:paragraph-rsid="004fdb16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5" style:family="paragraph" style:parent-style-name="Table_20_Contents">
      <style:paragraph-properties fo:margin-top="0in" fo:margin-bottom="0.0701in" loext:contextual-spacing="false"/>
      <style:text-properties style:font-name="Arial" fo:font-size="9pt" style:font-size-asian="9pt" style:font-size-complex="9pt"/>
    </style:style>
    <style:style style:name="P16" style:family="paragraph" style:parent-style-name="Standard">
      <style:text-properties style:font-name="Arial" fo:font-size="9pt" officeooo:paragraph-rsid="00222f74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22f74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222f74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9pt" style:font-size-asian="9pt" style:font-size-complex="9pt"/>
    </style:style>
    <style:style style:name="P21" style:family="paragraph" style:parent-style-name="Table_20_Contents">
      <style:text-properties style:font-name="Arial" fo:font-size="9pt" officeooo:paragraph-rsid="00222f74" style:font-size-asian="9pt" style:font-size-complex="9pt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2.3126in"/>
        </style:tab-stops>
      </style:paragraph-properties>
      <style:text-properties style:font-name="Arial" fo:font-size="9pt" officeooo:paragraph-rsid="00222f74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2.3126in"/>
        </style:tab-stops>
      </style:paragraph-properties>
      <style:text-properties style:font-name="Arial" fo:font-size="7.5pt" officeooo:paragraph-rsid="00222f74" style:font-size-asian="7.5pt" style:font-size-complex="7.5pt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2.3126in"/>
        </style:tab-stops>
      </style:paragraph-properties>
      <style:text-properties style:font-name="Arial" fo:font-size="7.5pt" officeooo:paragraph-rsid="00280486" style:font-size-asian="7.5pt" style:font-size-complex="7.5pt"/>
    </style:style>
    <style:style style:name="P26" style:family="paragraph" style:parent-style-name="Table_20_Contents">
      <style:paragraph-properties fo:margin-top="0in" fo:margin-bottom="0.0701in" loext:contextual-spacing="false" fo:text-align="center" style:justify-single-word="false">
        <style:tab-stops>
          <style:tab-stop style:position="2.3126in"/>
        </style:tab-stops>
      </style:paragraph-properties>
      <style:text-properties style:font-name="Arial" fo:font-size="9pt" officeooo:paragraph-rsid="00222f74" style:font-size-asian="9pt" style:font-size-complex="9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fo:font-size="8pt" officeooo:rsid="005b22e8" style:font-size-asian="8pt" style:font-name-complex="Arial" style:font-size-complex="8pt"/>
    </style:style>
    <style:style style:name="T6" style:family="text">
      <style:text-properties style:use-window-font-color="true" style:font-name="Arial" fo:font-size="9pt" style:text-underline-style="none" fo:font-weight="normal" officeooo:rsid="00099b8e" style:font-size-asian="9pt" style:font-weight-asian="normal" style:font-size-complex="9pt" style:font-weight-complex="normal"/>
    </style:style>
    <style:style style:name="T7" style:family="text">
      <style:text-properties style:use-window-font-color="true" style:font-name="Arial" officeooo:rsid="00099b8e"/>
    </style:style>
    <style:style style:name="T8" style:family="text">
      <style:text-properties style:use-window-font-color="true" style:font-name="Arial" fo:font-size="8pt" style:text-underline-style="none" fo:font-weight="normal" officeooo:rsid="0052c219" style:font-size-asian="8pt" style:font-weight-asian="normal" style:font-size-complex="8pt" style:font-weight-complex="normal"/>
    </style:style>
    <style:style style:name="T9" style:family="text">
      <style:text-properties style:use-window-font-color="true" style:font-name="Arial" fo:font-size="8pt" style:text-underline-style="none" fo:font-weight="normal" officeooo:rsid="0052fb97" style:font-size-asian="8pt" style:font-weight-asian="normal" style:font-size-complex="8pt" style:font-weight-complex="normal"/>
    </style:style>
    <style:style style:name="T10" style:family="text">
      <style:text-properties officeooo:rsid="005b6f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2" office:value-type="string">
            <text:p text:style-name="P9">Certificate No.</text:p>
          </table:table-cell>
          <table:covered-table-cell/>
          <table:table-cell table:style-name="Table1.A1" table:number-columns-spanned="3" office:value-type="string">
            <text:p text:style-name="P9">Certificate Date</text:p>
          </table:table-cell>
          <table:covered-table-cell/>
          <table:covered-table-cell/>
          <table:table-cell table:style-name="Table1.A1" table:number-columns-spanned="3" office:value-type="string">
            <text:p text:style-name="P2">Manufacturer</text:p>
          </table:table-cell>
          <table:covered-table-cell/>
          <table:covered-table-cell/>
          <table:table-cell table:style-name="Table1.A1" table:number-columns-spanned="3" office:value-type="string">
            <text:p text:style-name="P2">ID/Part No</text:p>
          </table:table-cell>
          <table:covered-table-cell/>
          <table:covered-table-cell/>
          <table:table-cell table:style-name="Table1.L1" table:number-columns-spanned="2" office:value-type="string">
            <text:p text:style-name="P2">Assembly No.</text:p>
          </table:table-cell>
          <table:covered-table-cell/>
          <table:table-cell table:style-name="Table1.A1" office:value-type="string">
            <text:p text:style-name="P2">Page</text:p>
          </table:table-cell>
        </table:table-row>
        <table:table-row table:style-name="Table1.2">
          <table:table-cell table:style-name="Table1.A2" table:number-columns-spanned="2" office:value-type="string">
            <text:p text:style-name="P8"><text:text-input text:description="&lt;o.certificate_no &gt;">certificate no</text:text-input></text:p>
          </table:table-cell>
          <table:covered-table-cell/>
          <table:table-cell table:style-name="Table1.A2" table:number-columns-spanned="3" office:value-type="string">
            <text:p text:style-name="P8"><text:text-input text:description="&lt;o.get_value('issue_date')&gt;">issue_date</text:text-input></text:p>
          </table:table-cell>
          <table:covered-table-cell/>
          <table:covered-table-cell/>
          <table:table-cell table:style-name="Table1.A2" table:number-columns-spanned="3" office:value-type="string">
            <text:p text:style-name="P2"><text:text-input text:description="&lt;o.get_value('make')&gt;">make</text:text-input></text:p>
          </table:table-cell>
          <table:covered-table-cell/>
          <table:covered-table-cell/>
          <table:table-cell table:style-name="Table1.A2" table:number-columns-spanned="3" office:value-type="string">
            <text:p text:style-name="P2"><text:text-input text:description="&lt;o.get_value('part_no')&gt;">part no</text:text-input></text:p>
          </table:table-cell>
          <table:covered-table-cell/>
          <table:covered-table-cell/>
          <table:table-cell table:style-name="Table1.L2" table:number-columns-spanned="2" office:value-type="string">
            <text:p text:style-name="P11"><text:span text:style-name="Source_20_Text"><text:span text:style-name="T7"><text:text-input text:description="&lt;o.oa_no&gt;">doc_details</text:text-input></text:span></text:span></text:p>
          </table:table-cell>
          <table:covered-table-cell/>
          <table:table-cell table:style-name="Table1.N2" office:value-type="string">
            <text:p text:style-name="P2">1 <text:s/>of 1</text:p>
          </table:table-cell>
        </table:table-row>
        <table:table-row table:style-name="Table1.3">
          <table:table-cell table:style-name="Table1.A3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2" office:value-type="string">
            <text:p text:style-name="P2">Customer Name <text:s/>&amp;</text:p>
            <text:p text:style-name="P2">Address.</text:p>
          </table:table-cell>
          <table:covered-table-cell/>
          <table:table-cell table:style-name="Table1.C4" table:number-columns-spanned="12" office:value-type="string">
            <text:p text:style-name="P1"><text:text-input text:description="&lt;o.customer&gt;">custom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2" office:value-type="string">
            <text:p text:style-name="P3">Description /Size</text:p>
          </table:table-cell>
          <table:covered-table-cell/>
          <table:table-cell table:style-name="Table1.C6" table:number-columns-spanned="12" office:value-type="string">
            <text:p text:style-name="P5"><text:text-input text:description="&lt;o.name&gt;">job_card_name</text:text-input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3">Specification</text:p>
          </table:table-cell>
          <table:covered-table-cell/>
          <table:table-cell table:style-name="Table1.C4" table:number-columns-spanned="12" office:value-type="string">
            <text:p text:style-name="P1"><text:text-input text:description="&lt;o.spec&gt;">specific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9" table:number-columns-spanned="2" office:value-type="string">
            <text:p text:style-name="P3">Calibration Procedure</text:p>
          </table:table-cell>
          <table:covered-table-cell/>
          <table:table-cell table:style-name="Table1.C8" table:number-columns-spanned="12" office:value-type="string">
            <text:p text:style-name="Table_20_Contents"><text:span text:style-name="Source_20_Text"><text:span text:style-name="T6"><text:text-input text:description="&lt;o.get_value('calibration_procedure')&gt;">calibration prodcedure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3">Remarks</text:p>
          </table:table-cell>
          <table:covered-table-cell/>
          <table:table-cell table:style-name="Table1.C4" table:number-columns-spanned="12" office:value-type="string">
            <text:p text:style-name="P1"><text:text-input text:description="&lt;o.get_value('qa_remarks')&gt;">remark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5" office:value-type="string">
            <text:p text:style-name="P6">Equipment &amp; Masters used for Calibration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9" office:value-type="string">
            <text:p text:style-name="P6">Trace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2" table:number-columns-spanned="9" office:value-type="string">
            <text:p text:style-name="P1"><text:text-input text:description="&lt;for each=&quot;line in o.get_value('equipment')&quot;&gt;">for loop start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3" table:number-columns-spanned="5" office:value-type="string">
            <text:p text:style-name="P1"><text:text-input text:description="&lt;line['equipment'] &gt;">equipment</text:text-input></text:p>
          </table:table-cell>
          <table:covered-table-cell/>
          <table:covered-table-cell/>
          <table:covered-table-cell/>
          <table:covered-table-cell/>
          <table:table-cell table:style-name="Table1.F13" table:number-columns-spanned="9" office:value-type="string">
            <text:p text:style-name="P1"><text:text-input text:description="&lt;line['tracibility'] &gt;">tracibil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4" table:number-columns-spanned="9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5" office:value-type="string">
            <text:p text:style-name="P19">CALIBRATION RESULTS</text:p>
          </table:table-cell>
          <table:covered-table-cell/>
          <table:covered-table-cell/>
          <table:covered-table-cell/>
          <table:covered-table-cell/>
          <table:table-cell table:style-name="Table1.A15" table:number-columns-spanned="9" office:value-type="string">
            <text:p text:style-name="P18"><text:s/>(Unit of Measurement -<text:text-input text:description="&lt;o.get_value('uom')&gt;">uom</text:text-input>)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2" office:value-type="string">
            <text:p text:style-name="P6">Parameter / size</text:p>
          </table:table-cell>
          <table:covered-table-cell/>
          <table:table-cell table:style-name="Table1.A16" table:number-columns-spanned="3" office:value-type="string">
            <text:p text:style-name="P6">Specified</text:p>
          </table:table-cell>
          <table:covered-table-cell/>
          <table:covered-table-cell/>
          <table:table-cell table:style-name="Table1.A16" table:number-columns-spanned="5" office:value-type="string">
            <text:p text:style-name="P6">Actual Reading</text:p>
          </table:table-cell>
          <table:covered-table-cell/>
          <table:covered-table-cell/>
          <table:covered-table-cell/>
          <table:covered-table-cell/>
          <table:table-cell table:style-name="Table1.A16" table:number-columns-spanned="2" office:value-type="string">
            <text:p text:style-name="P6">* Measurement Uncertainty</text:p>
          </table:table-cell>
          <table:covered-table-cell/>
          <table:table-cell table:style-name="Table1.M16" table:number-columns-spanned="2" office:value-type="string">
            <text:p text:style-name="P6">Remarks</text:p>
          </table:table-cell>
          <table:covered-table-cell/>
        </table:table-row>
        <table:table-row table:style-name="Table1.17">
          <table:table-cell table:style-name="Table1.A17" table:number-columns-spanned="2" office:value-type="string">
            <text:p text:style-name="P1"><text:text-input text:description="&lt;if test=&quot;o.get_value('go_comp')&quot;&gt;">if not total</text:text-input> </text:p>
          </table:table-cell>
          <table:covered-table-cell/>
          <table:table-cell table:style-name="Table1.C17" table:number-columns-spanned="3" office:value-type="string">
            <text:p text:style-name="P1"/>
          </table:table-cell>
          <table:covered-table-cell/>
          <table:covered-table-cell/>
          <table:table-cell table:style-name="Table1.C17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7" table:number-columns-spanned="2" office:value-type="string">
            <text:p text:style-name="P1"/>
          </table:table-cell>
          <table:covered-table-cell/>
          <table:table-cell table:style-name="Table1.M17" table:number-columns-spanned="2" office:value-type="string">
            <text:p text:style-name="P1"/>
          </table:table-cell>
          <table:covered-table-cell/>
        </table:table-row>
        <table:table-row table:style-name="Table1.18">
          <table:table-cell table:style-name="Table1.A18" table:number-columns-spanned="2" office:value-type="string">
            <text:p text:style-name="P1">GO: </text:p>
          </table:table-cell>
          <table:covered-table-cell/>
          <table:table-cell table:style-name="Table1.C18" table:number-columns-spanned="12" office:value-type="string">
            <text:p text:style-name="P7">ID.No. <text:text-input text:description="&lt;o.qa_goid&gt;">qa_goi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><text:text-input text:description="&lt;for each=&quot;line in get_move_lines(o,'go')&quot;&gt;">for loop start lines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0">
          <table:table-cell table:style-name="Table1.A20" table:number-columns-spanned="2" office:value-type="string">
            <text:p text:style-name="P1"><text:text-input text:description="&lt;line['param'] &gt;">param</text:text-input></text:p>
          </table:table-cell>
          <table:covered-table-cell/>
          <table:table-cell table:style-name="Table1.C20" table:number-columns-spanned="3" office:value-type="string">
            <text:p text:style-name="P1"><text:text-input text:description="&lt;line['value'] &gt;">value</text:text-input></text:p>
          </table:table-cell>
          <table:covered-table-cell/>
          <table:covered-table-cell/>
          <table:table-cell table:style-name="Table1.C20" table:number-columns-spanned="5" office:value-type="string">
            <text:p text:style-name="P1"><text:text-input text:description="&lt;line['observed'] &gt;">observed</text:text-input></text:p>
          </table:table-cell>
          <table:covered-table-cell/>
          <table:covered-table-cell/>
          <table:covered-table-cell/>
          <table:covered-table-cell/>
          <table:table-cell table:style-name="Table1.C20" table:number-columns-spanned="2" office:value-type="string">
            <text:p text:style-name="P1"><text:text-input text:description="&lt;line['uncertainity'] &gt;">observed</text:text-input></text:p>
          </table:table-cell>
          <table:covered-table-cell/>
          <table:table-cell table:style-name="Table1.C18" table:number-columns-spanned="2" office:value-type="string">
            <text:p text:style-name="P1"><text:text-input text:description="&lt;line['remarks'] &gt;">remarks</text:text-input></text:p>
          </table:table-cell>
          <table:covered-table-cell/>
        </table:table-row>
        <table:table-row table:style-name="Table1.21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/>
          </table:table-cell>
          <table:covered-table-cell/>
          <table:covered-table-cell/>
          <table:table-cell table:style-name="Table1.C19" table:number-columns-spanned="5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2">
          <table:table-cell table:style-name="Table1.A20" table:number-columns-spanned="2" office:value-type="string">
            <text:p text:style-name="P1"><text:text-input text:description="&lt;/if&gt;">end if</text:text-input></text:p>
          </table:table-cell>
          <table:covered-table-cell/>
          <table:table-cell table:style-name="Table1.C20" table:number-columns-spanned="3" office:value-type="string">
            <text:p text:style-name="P1"/>
          </table:table-cell>
          <table:covered-table-cell/>
          <table:covered-table-cell/>
          <table:table-cell table:style-name="Table1.C20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20" table:number-columns-spanned="2" office:value-type="string">
            <text:p text:style-name="P1"/>
          </table:table-cell>
          <table:covered-table-cell/>
          <table:table-cell table:style-name="Table1.C18" table:number-columns-spanned="2" office:value-type="string">
            <text:p text:style-name="P1"/>
          </table:table-cell>
          <table:covered-table-cell/>
        </table:table-row>
        <table:table-row table:style-name="Table1.23">
          <table:table-cell table:style-name="Table1.A23" table:number-columns-spanned="2" office:value-type="string">
            <text:p text:style-name="P1"><text:text-input text:description="&lt;if test=&quot;o.get_value('nogo_comp')&quot;&gt;">if not total</text:text-input> </text:p>
          </table:table-cell>
          <table:covered-table-cell/>
          <table:table-cell table:style-name="Table1.C19" table:number-columns-spanned="3" office:value-type="string">
            <text:p text:style-name="P1"/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4">
          <table:table-cell table:style-name="Table1.A18" table:number-columns-spanned="2" office:value-type="string">
            <text:p text:style-name="P1">NOGO: </text:p>
          </table:table-cell>
          <table:covered-table-cell/>
          <table:table-cell table:style-name="Table1.C18" table:number-columns-spanned="12" office:value-type="string">
            <text:p text:style-name="P7">ID.No. <text:text-input text:description="&lt;o.qa_nogoid&gt;">qa_nogoi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><text:text-input text:description="&lt;for each=&quot;line in get_move_lines(o,'nogo')&quot;&gt;">for loop start lines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6">
          <table:table-cell table:style-name="Table1.A19" table:number-columns-spanned="2" office:value-type="string">
            <text:p text:style-name="P1"><text:text-input text:description="&lt;line['param'] &gt;">param</text:text-input></text:p>
          </table:table-cell>
          <table:covered-table-cell/>
          <table:table-cell table:style-name="Table1.C19" table:number-columns-spanned="3" office:value-type="string">
            <text:p text:style-name="P1"><text:text-input text:description="&lt;line['value'] &gt;">value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><text:text-input text:description="&lt;line['observed'] &gt;">observed</text:text-input></text:p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><text:text-input text:description="&lt;line['uncertainity'] &gt;">observed</text:text-input></text:p>
          </table:table-cell>
          <table:covered-table-cell/>
          <table:table-cell table:style-name="Table1.M19" table:number-columns-spanned="2" office:value-type="string">
            <text:p text:style-name="P1"><text:text-input text:description="&lt;line['remarks'] &gt;">remarks</text:text-input></text:p>
          </table:table-cell>
          <table:covered-table-cell/>
        </table:table-row>
        <table:table-row table:style-name="Table1.27">
          <table:table-cell table:style-name="Table1.A27" table:number-columns-spanned="2" office:value-type="string">
            <text:p text:style-name="P1"/>
          </table:table-cell>
          <table:covered-table-cell/>
          <table:table-cell table:style-name="Table1.C27" table:number-columns-spanned="3" office:value-type="string">
            <text:p text:style-name="P1"/>
          </table:table-cell>
          <table:covered-table-cell/>
          <table:covered-table-cell/>
          <table:table-cell table:style-name="Table1.C27" table:number-columns-spanned="5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table-cell table:style-name="Table1.C27" table:number-columns-spanned="2" office:value-type="string">
            <text:p text:style-name="P1"/>
          </table:table-cell>
          <table:covered-table-cell/>
          <table:table-cell table:style-name="Table1.M27" table:number-columns-spanned="2" office:value-type="string">
            <text:p text:style-name="P1"/>
          </table:table-cell>
          <table:covered-table-cell/>
        </table:table-row>
        <table:table-row table:style-name="Table1.28">
          <table:table-cell table:style-name="Table1.A16" table:number-columns-spanned="2" office:value-type="string">
            <text:p text:style-name="P1"><text:text-input text:description="&lt;/if&gt;">end if</text:text-input></text:p>
          </table:table-cell>
          <table:covered-table-cell/>
          <table:table-cell table:style-name="Table1.C28" table:number-columns-spanned="3" office:value-type="string">
            <text:p text:style-name="P1"/>
          </table:table-cell>
          <table:covered-table-cell/>
          <table:covered-table-cell/>
          <table:table-cell table:style-name="Table1.C28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28" table:number-columns-spanned="2" office:value-type="string">
            <text:p text:style-name="P1"/>
          </table:table-cell>
          <table:covered-table-cell/>
          <table:table-cell table:style-name="Table1.M28" table:number-columns-spanned="2" office:value-type="string">
            <text:p text:style-name="P1"/>
          </table:table-cell>
          <table:covered-table-cell/>
        </table:table-row>
        <table:table-row table:style-name="Table1.29">
          <table:table-cell table:style-name="Table1.A29" table:number-columns-spanned="14" office:value-type="string">
            <text:p text:style-name="P16"><text:s text:c="509"/></text:p>
            <text:p text:style-name="P21">*Measurement Uncertainty is at coverage factor k=2, Coverage probability of 95% for normal distribu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2" table:number-rows-spanned="2" office:value-type="string">
            <text:p text:style-name="P2">Date of Calibration</text:p>
          </table:table-cell>
          <table:table-cell table:style-name="Table1.A2" table:number-rows-spanned="2" table:number-columns-spanned="3" office:value-type="string">
            <text:p text:style-name="P2">Next due Date</text:p>
            <text:p text:style-name="P2">(Specified by customer)</text:p>
          </table:table-cell>
          <table:covered-table-cell/>
          <table:covered-table-cell/>
          <table:table-cell table:style-name="Table1.A2" table:number-columns-spanned="5" office:value-type="string">
            <text:p text:style-name="P2">Environmental Conditions.</text:p>
          </table:table-cell>
          <table:covered-table-cell/>
          <table:covered-table-cell/>
          <table:covered-table-cell/>
          <table:covered-table-cell/>
          <table:table-cell table:style-name="Table1.C4" table:number-columns-spanned="5" office:value-type="string">
            <text:p text:style-name="P2">Calibrated By:</text:p>
          </table:table-cell>
          <table:covered-table-cell/>
          <table:covered-table-cell/>
          <table:covered-table-cell/>
          <table:covered-table-cell/>
        </table:table-row>
        <table:table-row table:style-name="Table1.31">
          <table:covered-table-cell/>
          <table:covered-table-cell/>
          <table:covered-table-cell/>
          <table:covered-table-cell/>
          <table:table-cell table:style-name="Table1.E32" table:number-columns-spanned="2" office:value-type="string">
            <text:p text:style-name="P2">Temperature</text:p>
          </table:table-cell>
          <table:covered-table-cell/>
          <table:table-cell table:style-name="Table1.G31" table:number-columns-spanned="3" office:value-type="string">
            <text:p text:style-name="P2">Humidity</text:p>
          </table:table-cell>
          <table:covered-table-cell/>
          <table:covered-table-cell/>
          <table:table-cell table:style-name="Table1.J31" table:number-rows-spanned="2" table:number-columns-spanned="5" office:value-type="string">
            <text:p text:style-name="P2"><text:text-input text:description="&lt;o.get_value('calibrated_by')&gt;">calibrated by</text:text-input></text:p>
            <text:p text:style-name="P2"><text:text-input text:description="&lt;'\n'+o.get_value('signature')&gt;">signatur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32">
          <table:table-cell table:style-name="Table1.A32" office:value-type="string">
            <text:p text:style-name="P2"><text:text-input text:description="&lt;o.get_value('calibration_date')&gt;">inspection_dat</text:text-input></text:p>
          </table:table-cell>
          <table:table-cell table:style-name="Table1.B32" table:number-columns-spanned="3" office:value-type="string">
            <text:p text:style-name="P4"><text:text-input text:description="&lt;o.get_value('calibration_due_date')&gt;">inspection_due_dat</text:text-input></text:p>
          </table:table-cell>
          <table:covered-table-cell/>
          <table:covered-table-cell/>
          <table:table-cell table:style-name="Table1.E32" table:number-columns-spanned="2" office:value-type="string">
            <text:p text:style-name="P1">20° C + 1°C</text:p>
          </table:table-cell>
          <table:covered-table-cell/>
          <table:table-cell table:style-name="Table1.G32" table:number-columns-spanned="3" office:value-type="string">
            <text:p text:style-name="P1">50 + 10 R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3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4">
          <table:table-cell table:style-name="Table1.A34" table:number-columns-spanned="14" office:value-type="string">
            <text:p text:style-name="P24">1) This certificate shall not be reproduced, except in full, unless written permission for abstract is obtained from ‘Truthread Gauges &amp; Tools Pvt. Ltd.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5" table:number-columns-spanned="14" office:value-type="string">
            <text:p text:style-name="P25">2) Calibration results reported in this certificate are valid at the time of and under the stated conditions of measure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table:number-columns-spanned="14" office:value-type="string">
            <text:p text:style-name="P25">3) This certificate refers only to the particular item(s) submitted for calibra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7">
          <table:table-cell table:style-name="Table1.A37" table:number-columns-spanned="14" office:value-type="string">
            <text:p text:style-name="P26">-------------------- END OF CERTIFICATE 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8">
          <table:table-cell table:style-name="Table1.A38" table:number-columns-spanned="3" office:value-type="string">
            <text:p text:style-name="P12"><draw:frame draw:style-name="fr1" draw:name="Image2" text:anchor-type="paragraph" svg:x="-1.611in" svg:y="0.8047in" svg:width="0.7362in" svg:height="11in" draw:z-index="1"><draw:image xlink:href="Pictures/10000000000000EB00000DB5113707BD.jpg" xlink:type="simple" xlink:show="embed" xlink:actuate="onLoad"/></draw:frame><text:span text:style-name="Source_20_Text"><text:span text:style-name="T8"><text:text-input text:description="&lt;o.get_value('po_no')&gt;">po_no</text:text-input></text:span></text:span><text:span text:style-name="Source_20_Text"><text:span text:style-name="T8"> <text:s text:c="6"/></text:span></text:span><text:span text:style-name="Default_20_Paragraph_20_Font"><text:span text:style-name="T4">Dtd. </text:span></text:span><text:span text:style-name="Source_20_Text"><text:span text:style-name="T8"><text:text-input text:description="&lt;o.get_value('po_date')&gt;">po_date</text:text-input></text:span></text:span></text:p>
          </table:table-cell>
          <table:covered-table-cell/>
          <table:covered-table-cell/>
          <table:table-cell table:style-name="Table1.D38" table:number-columns-spanned="4" office:value-type="string">
            <text:p text:style-name="P13"><text:span text:style-name="Default_20_Paragraph_20_Font"><text:span text:style-name="T5">OUT</text:span></text:span><text:span text:style-name="Default_20_Paragraph_20_Font"><text:span text:style-name="T4"> No <text:s text:c="2"/></text:span></text:span><text:span text:style-name="Source_20_Text"><text:span text:style-name="T9"><text:text-input text:description="&lt;o.get_value('packing_list')&gt;">packing_list</text:text-input></text:span></text:span></text:p>
          </table:table-cell>
          <table:covered-table-cell/>
          <table:covered-table-cell/>
          <table:covered-table-cell/>
          <table:table-cell table:style-name="Table1.H38" table:number-columns-spanned="7" office:value-type="string">
            <text:p text:style-name="P14">TGTPL/CL/REC/009-003, Format Rev. No.08 <text:span text:style-name="T10">Dtd 04/06/20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0.5pt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Footer_20_Char" style:display-name="Footer Char" style:family="text" style:parent-style-name="Default_20_Paragraph_20_Font">
      <style:text-properties fo:font-size="12pt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in" fo:margin-left="0.9055in" fo:margin-right="0.7992in" fo:background-color="transparent" style:writing-mode="lr-tb" style:footnote-max-height="0in">
        <style:background-image/>
        <style:footnote-sep style:width="0.0071in" style:line-style="none" style:adjustment="left" style:rel-width="33%" style:color="#000000"/>
      </style:page-layout-properties>
      <style:header-style>
        <style:header-footer-properties fo:min-height="0.4in" fo:margin-left="0in" fo:margin-right="0in" fo:margin-bottom="0in" style:dynamic-spacing="true"/>
      </style:header-style>
      <style:footer-style>
        <style:header-footer-properties svg:height="0.2402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1.7008in" fo:margin-bottom="0.5984in" fo:margin-left="0.9016in" fo:margin-right="0.7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1" text:anchor-type="paragraph" svg:x="0.2839in" svg:y="-0.8807in" svg:width="6.7953in" svg:height="1.4189in" draw:z-index="0"><draw:image xlink:href="Pictures/10000000000008C1000001D4596C7027.jpg" xlink:type="simple" xlink:show="embed" xlink:actuate="onLoad"/></draw:frame></text:p>
        <text:p text:style-name="Header"/>
        <text:p text:style-name="Header"/>
      </style:header>
      <style:footer>
        <text:p text:style-name="Footer">s</text:p>
      </style:footer>
    </style:master-page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Linux_X86_64 LibreOffice_project/430m0$Build-4</meta:generator>
    <meta:initial-creator>vandana</meta:initial-creator>
    <meta:creation-date>2014-02-03T15:53:00Z</meta:creation-date>
    <dc:date>2014-10-02T10:44:04.347967572</dc:date>
    <meta:print-date>2013-11-18T14:35:00Z</meta:print-date>
    <meta:editing-cycles>132</meta:editing-cycles>
    <meta:editing-duration>PT3H12M13S</meta:editing-duration>
    <dc:creator>sandeep </dc:creator>
    <meta:document-statistic meta:table-count="1" meta:image-count="2" meta:object-count="0" meta:page-count="1" meta:paragraph-count="81" meta:word-count="311" meta:character-count="2110" meta:non-whitespace-character-count="1436"/>
    <meta:template xlink:type="simple" xlink:actuate="onRequest" xlink:title="" xlink:href="Normal"/>
  </office:meta>
</office:document-meta>
</file>